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16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14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17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21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7.75cm" fo:min-width="9.25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5cm" fo:min-width="0.5cm"/>
    </style:style>
    <style:style style:name="gr9" style:family="graphic" style:parent-style-name="standard">
      <style:graphic-properties draw:textarea-horizontal-align="justify" draw:textarea-vertical-align="middle" draw:auto-grow-height="false" fo:min-height="7.75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567cm" fo:min-width="0.501cm"/>
    </style:style>
    <style:style style:name="gr12" style:family="graphic" style:parent-style-name="standard">
      <style:graphic-properties draw:stroke="none" svg:stroke-color="#000000" draw:fill="none" draw:fill-color="#ffffff" fo:min-height="0.4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2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5cm" fo:min-width="1.2cm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cm" fo:min-width="0.75cm"/>
    </style:style>
    <style:style style:name="gr22" style:family="graphic" style:parent-style-name="objectwithoutfill">
      <style:graphic-properties svg:stroke-color="#ff972f" draw:marker-end="Arrowheads_20_3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5cm" fo:min-width="1.25cm"/>
    </style:style>
    <style:style style:name="gr25" style:family="graphic" style:parent-style-name="standard">
      <style:graphic-properties draw:textarea-vertical-align="middle" draw:auto-grow-height="false" fo:min-height="1.251cm" fo:min-width="2.251cm" fo:wrap-option="wrap"/>
    </style:style>
    <style:style style:name="gr26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stroke-dash="Dash_20__28_Rounded_29_" draw:marker-end="Arrowheads_20_6" draw:marker-end-width="0.3cm" svg:stroke-linecap="round" draw:fill="none" draw:textarea-vertical-align="middl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2.021cm"/>
    </style:style>
    <style:style style:name="gr3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="solid" draw:fill-color="#ffbf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3.15cm" fo:min-width="0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281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884cm" fo:min-width="0cm"/>
    </style:style>
    <style:style style:name="gr3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3.65cm" fo:min-width="2.021cm"/>
    </style:style>
    <style:style style:name="gr38" style:family="graphic" style:parent-style-name="standard">
      <style:graphic-properties draw:textarea-horizontal-align="justify" draw:textarea-vertical-align="middle" draw:auto-grow-height="false" fo:min-height="3.65cm" fo:min-width="0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359cm" fo:min-width="0cm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159cm" fo:min-width="0.001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3.65cm" fo:min-width="4.399cm"/>
    </style:style>
    <style:style style:name="gr4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002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00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cm" fo:min-width="0.002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0cm" fo:min-width="0.003cm"/>
    </style:style>
    <style:style style:name="gr47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2.25cm" fo:min-width="3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1pt" style:font-size-complex="11pt"/>
    </style:style>
    <style:style style:name="P7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8" style:family="paragraph">
      <loext:graphic-properties draw:fill="solid" draw:fill-color="#ffbf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Liberation Sans" fo:font-size="10.5pt" style:letter-kerning="true" style:font-name-asian="PingFang SC" style:font-size-asian="10.5pt" style:font-name-complex="Arial Unicode MS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466cm" svg:x="1.9cm" svg:y="2.7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3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5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5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6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7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8.3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9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9.7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0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1.2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2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2.6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2.7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3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3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4.6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5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5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6.0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6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7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7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8.3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8.8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9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9.7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0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0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1.2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1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2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2.6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3.5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4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5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3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8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7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9.1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9.6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3.0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3.5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4.4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4.9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5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5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3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465cm" svg:x="1.9cm" svg:y="16.8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7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7.7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2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466cm" svg:x="1.9cm" svg:y="18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64cm" svg:x="1.9cm" svg:y="19.1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467cm" svg:x="1.9cm" svg:y="19.61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9cm" svg:y1="9.1cm" svg:x2="3.9cm" svg:y2="9.1cm">
          <text:p/>
        </draw:line>
        <draw:line draw:style-name="gr5" draw:text-style-name="P1" draw:layer="layout" svg:x1="2.9cm" svg:y1="12.1cm" svg:x2="3.9cm" svg:y2="12.1cm">
          <text:p/>
        </draw:line>
        <draw:custom-shape draw:style-name="gr6" draw:text-style-name="P1" draw:layer="layout" svg:width="9.75cm" svg:height="8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4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7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20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5cm" svg:height="8cm" svg:x="22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25cm" svg:height="1.25cm" svg:x="22.3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.9cm" svg:y1="9.1cm" svg:x2="3.9cm" svg:y2="12.1cm">
          <text:p/>
        </draw:line>
        <draw:line draw:style-name="gr5" draw:text-style-name="P1" draw:layer="layout" svg:x1="3.9cm" svg:y1="10.6cm" svg:x2="6.9cm" svg:y2="10.6cm">
          <text:p/>
        </draw:line>
        <draw:line draw:style-name="gr5" draw:text-style-name="P1" draw:layer="layout" svg:x1="10.6cm" svg:y1="6.6cm" svg:x2="10.6cm" svg:y2="14.6cm">
          <text:p/>
        </draw:line>
        <draw:line draw:style-name="gr5" draw:text-style-name="P1" draw:layer="layout" svg:x1="10.6cm" svg:y1="6.6cm" svg:x2="11.6cm" svg:y2="6.6cm">
          <text:p/>
        </draw:line>
        <draw:line draw:style-name="gr5" draw:text-style-name="P1" draw:layer="layout" svg:x1="10.6cm" svg:y1="14.6cm" svg:x2="11.6cm" svg:y2="14.6cm">
          <text:p/>
        </draw:line>
        <draw:custom-shape draw:style-name="gr11" draw:text-style-name="P3" draw:layer="layout" svg:width="1cm" svg:height="4.506cm" draw:transform="rotate (-1.55822995618054) translate (9.156cm 10.043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8.65cm" svg:y1="10.6cm" svg:x2="10.65cm" svg:y2="10.6cm">
          <text:p/>
        </draw:line>
        <draw:frame draw:style-name="gr12" draw:text-style-name="P5" draw:layer="layout" svg:width="5.5cm" svg:height="0.731cm" svg:x="2.65cm" svg:y="8.35cm">
          <draw:text-box>
            <text:p><text:span text:style-name="T1">View Port Range (20-40)</text:span></text:p>
          </draw:text-box>
        </draw:frame>
        <draw:frame draw:style-name="gr12" draw:text-style-name="P5" draw:layer="layout" svg:width="5.5cm" svg:height="0.731cm" svg:x="1.4cm" svg:y="2.119cm">
          <draw:text-box>
            <text:p><text:span text:style-name="T1">View Port Keys</text:span></text:p>
          </draw:text-box>
        </draw:frame>
        <draw:frame draw:style-name="gr13" draw:text-style-name="P5" draw:layer="layout" svg:width="5.5cm" svg:height="4.481cm" svg:x="22.9cm" svg:y="7.119cm">
          <draw:text-box>
            <text:p><text:span text:style-name="T1">Client Scroll cause View port range to move on the server and the new rows and realized in the UI. </text:span></text:p>
            <text:p><text:span text:style-name="T1"/></text:p>
            <text:p><text:span text:style-name="T1">This gives the impression of all the data is on the client. </text:span></text:p>
          </draw:text-box>
        </draw:frame>
        <draw:frame draw:style-name="gr12" draw:text-style-name="P5" draw:layer="layout" svg:width="2.5cm" svg:height="0.731cm" svg:x="5.6cm" svg:y="10.119cm">
          <draw:text-box>
            <text:p><text:span text:style-name="T1">Websocket</text:span></text:p>
          </draw:text-box>
        </draw:frame>
        <draw:frame draw:style-name="gr14" draw:text-style-name="P5" draw:layer="layout" svg:width="10.35cm" svg:height="1.115cm" svg:x="10.5cm" svg:y="5.885cm">
          <draw:text-box>
            <text:p><text:span text:style-name="T1">Visible Rows in Client Grid (Row 20-40)</text:span></text:p>
          </draw:text-box>
        </draw:frame>
        <draw:line draw:style-name="gr15" draw:text-style-name="P1" draw:layer="layout" svg:x1="3.4cm" svg:y1="12.85cm" svg:x2="3.4cm" svg:y2="14.35cm">
          <text:p/>
        </draw:line>
        <draw:line draw:style-name="gr16" draw:text-style-name="P1" draw:layer="layout" svg:x1="3.4cm" svg:y1="8.1cm" svg:x2="3.4cm" svg:y2="6.6cm">
          <text:p/>
        </draw:line>
        <draw:frame draw:style-name="gr17" draw:text-style-name="P6" draw:layer="layout" svg:width="12cm" svg:height="0.878cm" svg:x="1.5cm" svg:y="1cm">
          <draw:text-box>
            <text:p><text:span text:style-name="T2">| Vuu - View Ports</text:span></text:p>
          </draw:text-box>
        </draw:frame>
      </draw:page>
      <draw:page draw:name="page2" draw:style-name="dp1" draw:master-page-name="Default">
        <draw:custom-shape draw:style-name="gr18" draw:text-style-name="P1" draw:layer="layout" svg:width="1.7cm" svg:height="1.75cm" svg:x="21.15cm" svg:y="6.3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5cm" svg:height="0.731cm" svg:x="21cm" svg:y="4.9cm">
          <draw:text-box>
            <text:p><text:span text:style-name="T1">Viewports</text:span></text:p>
          </draw:text-box>
        </draw:frame>
        <draw:frame draw:style-name="gr17" draw:text-style-name="P6" draw:layer="layout" svg:width="12cm" svg:height="0.878cm" svg:x="0.8cm" svg:y="1.3cm">
          <draw:text-box>
            <text:p><text:span text:style-name="T2">| Vuu - Server Internals</text:span></text:p>
          </draw:text-box>
        </draw:frame>
        <draw:custom-shape draw:style-name="gr19" draw:text-style-name="P3" draw:layer="layout" svg:width="3cm" svg:height="1.5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cm" svg:height="1.5cm" svg:x="2.5cm" svg:y="9.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cm" svg:height="1.5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cm" svg:height="1.5cm" svg:x="2.5cm" svg:y="14.8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5cm" svg:height="0.731cm" svg:x="2.5cm" svg:y="4.919cm">
          <draw:text-box>
            <text:p><text:span text:style-name="T1">Providers</text:span></text:p>
          </draw:text-box>
        </draw:frame>
        <draw:frame draw:style-name="gr12" draw:text-style-name="P5" draw:layer="layout" svg:width="1.85cm" svg:height="0.731cm" svg:x="8.2cm" svg:y="4.946cm">
          <draw:text-box>
            <text:p><text:span text:style-name="T1">Tables</text:span></text:p>
          </draw:text-box>
        </draw:frame>
        <draw:frame draw:style-name="gr12" draw:text-style-name="P5" draw:layer="layout" svg:width="2.75cm" svg:height="0.731cm" svg:x="12.8cm" svg:y="5cm">
          <draw:text-box>
            <text:p><text:span text:style-name="T1">Join Tables</text:span></text:p>
          </draw:text-box>
        </draw:frame>
        <draw:custom-shape draw:style-name="gr20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1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1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3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4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6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9.8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9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1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4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0.6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0.9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1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1.2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1.4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1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4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6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9.8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9.9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1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4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0.6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0.9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1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1.2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1.459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.05cm" svg:y1="6.8cm" svg:x2="2.55cm" svg:y2="6.8cm">
          <text:p text:style-name="P3"><text:span text:style-name="T3">tick()</text:span></text:p>
        </draw:line>
        <draw:line draw:style-name="gr23" draw:text-style-name="P1" draw:layer="layout" svg:x1="1.3cm" svg:y1="9.8cm" svg:x2="2.55cm" svg:y2="9.8cm">
          <text:p/>
        </draw:line>
        <draw:line draw:style-name="gr23" draw:text-style-name="P1" draw:layer="layout" svg:x1="1.3cm" svg:y1="12.8cm" svg:x2="2.55cm" svg:y2="12.8cm">
          <text:p/>
        </draw:line>
        <draw:line draw:style-name="gr23" draw:text-style-name="P1" draw:layer="layout" svg:x1="1.3cm" svg:y1="15.55cm" svg:x2="2.55cm" svg:y2="15.55cm">
          <text:p/>
        </draw:line>
        <draw:line draw:style-name="gr22" draw:text-style-name="P7" draw:layer="layout" svg:x1="5.55cm" svg:y1="7.05cm" svg:x2="7.55cm" svg:y2="7.05cm">
          <text:p text:style-name="P3"><text:span text:style-name="T4">tick()</text:span></text:p>
        </draw:line>
        <draw:line draw:style-name="gr23" draw:text-style-name="P1" draw:layer="layout" svg:x1="5.55cm" svg:y1="9.8cm" svg:x2="7.55cm" svg:y2="9.8cm">
          <text:p/>
        </draw:line>
        <draw:line draw:style-name="gr23" draw:text-style-name="P1" draw:layer="layout" svg:x1="5.55cm" svg:y1="12.8cm" svg:x2="7.55cm" svg:y2="12.8cm">
          <text:p/>
        </draw:line>
        <draw:line draw:style-name="gr23" draw:text-style-name="P1" draw:layer="layout" svg:x1="5.55cm" svg:y1="15.64cm" svg:x2="7.55cm" svg:y2="15.64cm">
          <text:p/>
        </draw:line>
        <draw:custom-shape draw:style-name="gr20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3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6.5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6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6.8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6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7.8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7.9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8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8.6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6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6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6.8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6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7.8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7.9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1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8.4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8.6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0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3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5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2.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2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3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3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6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3.8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3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5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2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2.8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1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3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3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3.8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1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3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4.9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2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5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5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1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6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4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5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4cm" svg:x="8.3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8.3cm" svg:y="16.9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8.3cm" svg:y="17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4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4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1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2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5.6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7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5.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1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6.2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4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5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4cm" svg:x="8.55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2cm" svg:x="8.55cm" svg:y="16.9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5cm" svg:height="0.163cm" svg:x="8.55cm" svg:y="17.08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0.05cm" svg:y1="7.05cm" svg:x2="13.55cm" svg:y2="8.55cm">
          <text:p text:style-name="P3"><text:span text:style-name="T4">tick</text:span></text:p>
        </draw:line>
        <draw:line draw:style-name="gr23" draw:text-style-name="P1" draw:layer="layout" svg:x1="10.05cm" svg:y1="10.3cm" svg:x2="13.55cm" svg:y2="8.8cm">
          <text:p/>
        </draw:line>
        <draw:g>
          <draw:custom-shape draw:style-name="gr20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3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7.5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6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7.8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1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3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49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66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8.8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8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14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9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9.4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9.6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3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7.5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67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7.8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1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33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4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6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8.82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8.98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1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9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9.47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9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05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05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05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45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0.6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7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0.9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1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2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4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6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1.76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1.9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25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4.3cm" svg:y="12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4.3cm" svg:y="12.5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4.3cm" svg:y="12.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0.6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7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0.9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1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4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1.7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1.92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08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24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4cm" svg:x="13.8cm" svg:y="12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2cm" svg:x="13.8cm" svg:y="12.5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5cm" svg:height="0.163cm" svg:x="13.8cm" svg:y="12.737cm">
            <text:p/>
            <draw:enhanced-geometry svg:viewBox="0 0 21600 21600" draw:type="rectangle" draw:enhanced-path="M 0 0 L 21600 0 21600 21600 0 21600 0 0 Z N"/>
          </draw:custom-shape>
        </draw:g>
        <draw:line draw:style-name="gr23" draw:text-style-name="P1" draw:layer="layout" svg:x1="10.05cm" svg:y1="10.491cm" svg:x2="13.55cm" svg:y2="11.5cm">
          <text:p/>
        </draw:line>
        <draw:line draw:style-name="gr23" draw:text-style-name="P1" draw:layer="layout" svg:x1="10.05cm" svg:y1="13.3cm" svg:x2="13.55cm" svg:y2="11.8cm">
          <text:p/>
        </draw:line>
        <draw:custom-shape draw:style-name="gr20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4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7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6.9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5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5cm" svg:y="7.2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5cm" svg:height="1.75cm" svg:x="21.1cm" svg:y="8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8.9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9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9.2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5cm" svg:height="1.75cm" svg:x="21.1cm" svg:y="11.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1.6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1.8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2.5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1.3cm" svg:y="12.8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1.3cm" svg:y="13.013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2.75cm" svg:height="1.5cm" svg:x="16.3cm" svg:y="2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5" draw:text-style-name="P3" draw:layer="layout" svg:width="2.75cm" svg:height="1.5cm" svg:x="16.35cm" svg:y="2.8cm">
            <text:p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25" draw:text-style-name="P3" draw:layer="layout" svg:width="2.75cm" svg:height="1.5cm" svg:x="16.45cm" svg:y="16.45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5" draw:text-style-name="P3" draw:layer="layout" svg:width="2.75cm" svg:height="1.5cm" svg:x="16.5cm" svg:y="17.25cm">
            <text:p/>
  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line draw:style-name="gr26" draw:text-style-name="P7" draw:layer="layout" svg:x1="14.8cm" svg:y1="7.55cm" svg:x2="16.55cm" svg:y2="4.55cm">
          <text:p text:style-name="P3"><text:span text:style-name="T3">keys</text:span></text:p>
        </draw:line>
        <draw:frame draw:style-name="gr14" draw:text-style-name="P5" draw:layer="layout" svg:width="3.5cm" svg:height="1.115cm" svg:x="19.3cm" svg:y="2.635cm">
          <draw:text-box>
            <text:p><text:span text:style-name="T1">Filter and Sort Thread</text:span></text:p>
          </draw:text-box>
        </draw:frame>
        <draw:line draw:style-name="gr27" draw:text-style-name="P7" draw:layer="layout" svg:x1="18.8cm" svg:y1="4.8cm" svg:x2="20.8cm" svg:y2="7.3cm">
          <text:p text:style-name="P3"><text:span text:style-name="T3">Filtered &amp; sorted </text:span></text:p>
          <text:p text:style-name="P3"><text:span text:style-name="T3">keys</text:span></text:p>
        </draw:line>
        <draw:line draw:style-name="gr28" draw:text-style-name="P7" draw:layer="layout" svg:x1="18.9cm" svg:y1="16.5cm" svg:x2="20.65cm" svg:y2="13.5cm">
          <text:p text:style-name="P3"><text:span text:style-name="T3">Tree’d Keys</text:span></text:p>
        </draw:line>
        <draw:line draw:style-name="gr27" draw:text-style-name="P7" draw:layer="layout" svg:x1="14.8cm" svg:y1="13.9cm" svg:x2="16.8cm" svg:y2="16.4cm">
          <text:p text:style-name="P3"><text:span text:style-name="T3">keys</text:span></text:p>
        </draw:line>
        <draw:frame draw:style-name="gr29" draw:text-style-name="P5" draw:layer="layout" svg:width="3.5cm" svg:height="0.981cm" svg:x="19.5cm" svg:y="17.25cm">
          <draw:text-box>
            <text:p><text:span text:style-name="T1">Tree Thread</text:span></text:p>
          </draw:text-box>
        </draw:frame>
        <draw:line draw:style-name="gr22" draw:text-style-name="P7" draw:layer="layout" svg:x1="15.3cm" svg:y1="7.8cm" svg:x2="21.05cm" svg:y2="7.8cm">
          <text:p text:style-name="P3"><text:span text:style-name="T4">tick</text:span></text:p>
        </draw:line>
        <draw:custom-shape draw:style-name="gr30" draw:text-style-name="P1" draw:layer="layout" svg:width="2.521cm" svg:height="3.4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6.5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6.759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7.017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7.276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7.534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7.793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8.05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28.31cm" svg:y="5.5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28.568cm" svg:y="5.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5.7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5.9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259cm" svg:height="0.213cm" svg:x="27.017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793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568cm" svg:y="5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6.1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017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793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568cm" svg:y="6.6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065cm" svg:height="3.4cm" svg:x="29.085cm" svg:y="5.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017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793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568cm" svg:y="6.8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017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793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568cm" svg:y="7.0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7.2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7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017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793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568cm" svg:y="7.6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7.8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8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017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793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568cm" svg:y="8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6.5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6.759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017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276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7.534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7.793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05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28.31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28.568cm" svg:y="8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6.5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6.759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017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276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7.534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7.793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05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28.31cm" svg:y="8.7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28.568cm" svg:y="8.7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0.065cm" svg:height="0.531cm" svg:x="29.085cm" svg:y="5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1" draw:layer="layout" svg:x1="22.8cm" svg:y1="6.697cm" svg:x2="23.202cm" svg:y2="6.697cm">
            <text:p/>
          </draw:line>
          <draw:line draw:style-name="gr5" draw:text-style-name="P1" draw:layer="layout" svg:x1="22.8cm" svg:y1="7.903cm" svg:x2="23.202cm" svg:y2="7.903cm">
            <text:p/>
          </draw:line>
          <draw:line draw:style-name="gr5" draw:text-style-name="P1" draw:layer="layout" svg:x1="23.202cm" svg:y1="6.697cm" svg:x2="23.202cm" svg:y2="7.904cm">
            <text:p/>
          </draw:line>
          <draw:line draw:style-name="gr5" draw:text-style-name="P1" draw:layer="layout" svg:x1="23.202cm" svg:y1="7.3cm" svg:x2="24.409cm" svg:y2="7.3cm">
            <text:p/>
          </draw:line>
          <draw:line draw:style-name="gr5" draw:text-style-name="P1" draw:layer="layout" svg:x1="25.898cm" svg:y1="5.691cm" svg:x2="25.898cm" svg:y2="8.909cm">
            <text:p/>
          </draw:line>
          <draw:line draw:style-name="gr5" draw:text-style-name="P1" draw:layer="layout" svg:x1="25.898cm" svg:y1="5.691cm" svg:x2="26.3cm" svg:y2="5.691cm">
            <text:p/>
          </draw:line>
          <draw:line draw:style-name="gr5" draw:text-style-name="P1" draw:layer="layout" svg:x1="25.898cm" svg:y1="8.909cm" svg:x2="26.3cm" svg:y2="8.909cm">
            <text:p/>
          </draw:line>
          <draw:custom-shape draw:style-name="gr35" draw:text-style-name="P3" draw:layer="layout" svg:width="0.403cm" svg:height="1.813cm" draw:transform="skewX (-0.000523598775598299) rotate (-1.55840448910574) translate (25.317cm 7.076cm)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1" draw:layer="layout" svg:x1="25.113cm" svg:y1="7.3cm" svg:x2="25.918cm" svg:y2="7.3cm">
            <text:p/>
          </draw:line>
          <draw:frame draw:style-name="gr36" draw:text-style-name="P5" draw:layer="layout" svg:width="1.006cm" svg:height="0.683cm" svg:x="23.886cm" svg:y="7.107cm">
            <draw:text-box>
              <text:p><text:span text:style-name="T1">ws</text:span></text:p>
            </draw:text-box>
          </draw:frame>
          <draw:line draw:style-name="gr15" draw:text-style-name="P1" draw:layer="layout" svg:x1="23.001cm" svg:y1="8.205cm" svg:x2="23.001cm" svg:y2="8.808cm">
            <text:p/>
          </draw:line>
          <draw:line draw:style-name="gr16" draw:text-style-name="P1" draw:layer="layout" svg:x1="23.001cm" svg:y1="6.294cm" svg:x2="23.001cm" svg:y2="5.691cm">
            <text:p/>
          </draw:line>
        </draw:g>
        <draw:g>
          <draw:line draw:style-name="gr5" draw:text-style-name="P1" draw:layer="layout" svg:x1="22.85cm" svg:y1="11.747cm" svg:x2="23.252cm" svg:y2="11.747cm">
            <text:p/>
          </draw:line>
          <draw:line draw:style-name="gr5" draw:text-style-name="P1" draw:layer="layout" svg:x1="22.85cm" svg:y1="12.953cm" svg:x2="23.252cm" svg:y2="12.953cm">
            <text:p/>
          </draw:line>
          <draw:line draw:style-name="gr5" draw:text-style-name="P1" draw:layer="layout" svg:x1="23.252cm" svg:y1="11.747cm" svg:x2="23.252cm" svg:y2="12.954cm">
            <text:p/>
          </draw:line>
          <draw:line draw:style-name="gr5" draw:text-style-name="P1" draw:layer="layout" svg:x1="23.252cm" svg:y1="12.35cm" svg:x2="24.459cm" svg:y2="12.35cm">
            <text:p/>
          </draw:line>
          <draw:line draw:style-name="gr5" draw:text-style-name="P1" draw:layer="layout" svg:x1="25.948cm" svg:y1="10.741cm" svg:x2="25.948cm" svg:y2="13.959cm">
            <text:p/>
          </draw:line>
          <draw:line draw:style-name="gr5" draw:text-style-name="P1" draw:layer="layout" svg:x1="25.948cm" svg:y1="10.741cm" svg:x2="26.35cm" svg:y2="10.741cm">
            <text:p/>
          </draw:line>
          <draw:line draw:style-name="gr5" draw:text-style-name="P1" draw:layer="layout" svg:x1="25.948cm" svg:y1="13.959cm" svg:x2="26.35cm" svg:y2="13.959cm">
            <text:p/>
          </draw:line>
          <draw:custom-shape draw:style-name="gr35" draw:text-style-name="P3" draw:layer="layout" svg:width="0.403cm" svg:height="1.813cm" draw:transform="skewX (-0.000523598775598299) rotate (-1.55840448910574) translate (25.367cm 12.126cm)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1" draw:layer="layout" svg:x1="25.163cm" svg:y1="12.35cm" svg:x2="25.968cm" svg:y2="12.35cm">
            <text:p/>
          </draw:line>
          <draw:frame draw:style-name="gr36" draw:text-style-name="P5" draw:layer="layout" svg:width="1.006cm" svg:height="0.683cm" svg:x="23.936cm" svg:y="12.157cm">
            <draw:text-box>
              <text:p><text:span text:style-name="T1">ws</text:span></text:p>
            </draw:text-box>
          </draw:frame>
          <draw:line draw:style-name="gr15" draw:text-style-name="P1" draw:layer="layout" svg:x1="23.051cm" svg:y1="13.255cm" svg:x2="23.051cm" svg:y2="13.858cm">
            <text:p/>
          </draw:line>
          <draw:line draw:style-name="gr16" draw:text-style-name="P1" draw:layer="layout" svg:x1="23.051cm" svg:y1="11.344cm" svg:x2="23.051cm" svg:y2="10.741cm">
            <text:p/>
          </draw:line>
        </draw:g>
        <draw:custom-shape draw:style-name="gr37" draw:text-style-name="P1" draw:layer="layout" svg:width="2.521cm" svg:height="3.9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6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6.65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6.91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7.17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7.43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27.693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27.95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28.20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28.46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6.65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6.917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693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8.469cm" svg:y="11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1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065cm" svg:height="3.9cm" svg:x="28.985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6.917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693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8.469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2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2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6.917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693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8.469cm" svg:y="13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6.917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7.176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434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27.693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27.952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28.20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28.469cm" svg:y="14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6.65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6.917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7.176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434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27.693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27.952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28.20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28.469cm" svg:y="14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" draw:layer="layout" svg:width="0.065cm" svg:height="0.609cm" svg:x="28.985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9" draw:layer="layout" svg:width="0.064cm" svg:height="0.962cm" svg:x="26.478cm" svg:y="10.74cm">
          <draw:text-box>
            <text:p><text:span text:style-name="T3">+</text:span></text:p>
          </draw:text-box>
        </draw:frame>
        <draw:frame draw:style-name="gr40" draw:text-style-name="P9" draw:layer="layout" svg:width="0.064cm" svg:height="0.962cm" svg:x="26.478cm" svg:y="12.203cm">
          <draw:text-box>
            <text:p><text:span text:style-name="T3">+</text:span></text:p>
          </draw:text-box>
        </draw:frame>
        <draw:frame draw:style-name="gr40" draw:text-style-name="P9" draw:layer="layout" svg:width="0.064cm" svg:height="0.962cm" svg:x="26.478cm" svg:y="13.428cm">
          <draw:text-box>
            <text:p><text:span text:style-name="T3">+</text:span></text:p>
          </draw:text-box>
        </draw:frame>
        <draw:frame draw:style-name="gr12" draw:text-style-name="P5" draw:layer="layout" svg:width="5.5cm" svg:height="0.731cm" svg:x="26.25cm" svg:y="4.969cm">
          <draw:text-box>
            <text:p><text:span text:style-name="T1">UI</text:span></text:p>
          </draw:text-box>
        </draw:frame>
      </draw:page>
      <draw:page draw:name="page3" draw:style-name="dp1" draw:master-page-name="Default">
        <draw:custom-shape draw:style-name="gr30" draw:text-style-name="P1" draw:layer="layout" svg:width="2.521cm" svg:height="3.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2.609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2.867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3.12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384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3.643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3.901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8cm" svg:height="0.213cm" svg:x="14.1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59cm" svg:height="0.213cm" svg:x="14.418cm" svg:y="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6.8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867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643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4.418cm" svg:y="7.0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7.2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7.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867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643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6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4.418cm" svg:y="7.6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065cm" svg:height="3.4cm" svg:x="14.935cm" svg:y="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867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643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4.418cm" svg:y="7.87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867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643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4.418cm" svg:y="8.0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8.2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8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867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643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4.418cm" svg:y="8.7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8.9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9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867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643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4.418cm" svg:y="9.3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35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2.609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2.867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12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384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3.643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3.901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2cm" svg:x="14.16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2cm" svg:x="14.418cm" svg:y="9.5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35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2.609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2.867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12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384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3.643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3.901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213cm" svg:x="14.16cm" svg:y="9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9cm" svg:height="0.213cm" svg:x="14.418cm" svg:y="9.78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0.065cm" svg:height="0.531cm" svg:x="14.935cm" svg:y="6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1" draw:layer="layout" svg:x1="7.65cm" svg:y1="7.5cm" svg:x2="8.15cm" svg:y2="7.5cm">
            <text:p/>
          </draw:line>
          <draw:line draw:style-name="gr5" draw:text-style-name="P1" draw:layer="layout" svg:x1="7.65cm" svg:y1="9cm" svg:x2="8.15cm" svg:y2="9cm">
            <text:p/>
          </draw:line>
          <draw:line draw:style-name="gr5" draw:text-style-name="P1" draw:layer="layout" svg:x1="8.15cm" svg:y1="7.5cm" svg:x2="8.15cm" svg:y2="9cm">
            <text:p/>
          </draw:line>
          <draw:line draw:style-name="gr5" draw:text-style-name="P1" draw:layer="layout" svg:x1="8.15cm" svg:y1="8.25cm" svg:x2="9.65cm" svg:y2="8.25cm">
            <text:p/>
          </draw:line>
          <draw:line draw:style-name="gr5" draw:text-style-name="P1" draw:layer="layout" svg:x1="11.5cm" svg:y1="6.25cm" svg:x2="11.5cm" svg:y2="10.25cm">
            <text:p/>
          </draw:line>
          <draw:line draw:style-name="gr5" draw:text-style-name="P1" draw:layer="layout" svg:x1="11.5cm" svg:y1="6.25cm" svg:x2="12cm" svg:y2="6.25cm">
            <text:p/>
          </draw:line>
          <draw:line draw:style-name="gr5" draw:text-style-name="P1" draw:layer="layout" svg:x1="11.5cm" svg:y1="10.25cm" svg:x2="12cm" svg:y2="10.25cm">
            <text:p/>
          </draw:line>
          <draw:custom-shape draw:style-name="gr41" draw:text-style-name="P3" draw:layer="layout" svg:width="0.5cm" svg:height="2.253cm" draw:transform="skewX (0.00139626340159546) rotate (-1.55683369277894) translate (10.778cm 7.972cm)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1" draw:layer="layout" svg:x1="10.525cm" svg:y1="8.25cm" svg:x2="11.525cm" svg:y2="8.25cm">
            <text:p/>
          </draw:line>
          <draw:frame draw:style-name="gr36" draw:text-style-name="P5" draw:layer="layout" svg:width="1.25cm" svg:height="0.683cm" svg:x="9cm" svg:y="8.01cm">
            <draw:text-box>
              <text:p><text:span text:style-name="T1">Ws</text:span></text:p>
            </draw:text-box>
          </draw:frame>
          <draw:line draw:style-name="gr15" draw:text-style-name="P1" draw:layer="layout" svg:x1="7.9cm" svg:y1="9.375cm" svg:x2="7.9cm" svg:y2="10.125cm">
            <text:p/>
          </draw:line>
          <draw:line draw:style-name="gr16" draw:text-style-name="P1" draw:layer="layout" svg:x1="7.9cm" svg:y1="7cm" svg:x2="7.9cm" svg:y2="6.25cm">
            <text:p/>
          </draw:line>
        </draw:g>
        <draw:custom-shape draw:style-name="gr37" draw:text-style-name="P1" draw:layer="layout" svg:width="2.521cm" svg:height="3.9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2.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2.60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2.86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3.12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3.38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9cm" svg:height="0.244cm" svg:x="13.64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7cm" svg:height="0.244cm" svg:x="13.90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6cm" svg:height="0.244cm" svg:x="14.15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0.258cm" svg:height="0.244cm" svg:x="14.41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2.60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2.867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643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4.419cm" svg:y="1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1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065cm" svg:height="3.9cm" svg:x="14.93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2.867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643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4.419cm" svg:y="12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2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2.867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643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4.419cm" svg:y="13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3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3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35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2.867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3.126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384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3cm" svg:x="13.643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3cm" svg:x="13.902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3cm" svg:x="14.15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3cm" svg:x="14.419cm" svg:y="14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2.60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2.867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3.126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38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9cm" svg:height="0.244cm" svg:x="13.643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7cm" svg:height="0.244cm" svg:x="13.90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6cm" svg:height="0.244cm" svg:x="14.15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58cm" svg:height="0.244cm" svg:x="14.419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" draw:layer="layout" svg:width="0.065cm" svg:height="0.609cm" svg:x="14.935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0.064cm" svg:height="0.962cm" svg:x="12.428cm" svg:y="11.14cm">
          <draw:text-box>
            <text:p>+</text:p>
          </draw:text-box>
        </draw:frame>
        <draw:frame draw:style-name="gr40" draw:text-style-name="P10" draw:layer="layout" svg:width="0.064cm" svg:height="0.962cm" svg:x="12.428cm" svg:y="12.603cm">
          <draw:text-box>
            <text:p>+</text:p>
          </draw:text-box>
        </draw:frame>
        <draw:frame draw:style-name="gr40" draw:text-style-name="P10" draw:layer="layout" svg:width="0.064cm" svg:height="0.962cm" svg:x="12.428cm" svg:y="13.828cm">
          <draw:text-box>
            <text:p>+</text:p>
          </draw:text-box>
        </draw:frame>
      </draw:page>
      <draw:page draw:name="page4" draw:style-name="dp1" draw:master-page-name="Default">
        <draw:custom-shape draw:style-name="gr42" draw:text-style-name="P1" draw:layer="layout" svg:width="4.899cm" svg:height="3.9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2.852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3.355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3.857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4.36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4.862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5.365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503cm" svg:height="0.244cm" svg:x="15.867cm" svg:y="6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502cm" svg:height="0.244cm" svg:x="16.37cm" svg:y="6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6.8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6.8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2.852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7.0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7.3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5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7.5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7.8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7.81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126cm" svg:height="3.9cm" svg:x="17.374cm" svg:y="6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8.0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8.3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8.5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8.7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9.0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9.27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9.5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2.35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9.76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3.355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3.857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4.36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4.862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5.365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3cm" svg:x="15.867cm" svg:y="10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3cm" svg:x="16.37cm" svg:y="10.0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2.852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3.355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3.857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4.36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4.862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5.365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03cm" svg:height="0.244cm" svg:x="15.867cm" svg:y="10.2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02cm" svg:height="0.244cm" svg:x="16.37cm" svg:y="10.25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0.126cm" svg:height="0.609cm" svg:x="17.374cm" svg:y="6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0.125cm" svg:height="0.962cm" svg:x="12.501cm" svg:y="6.74cm">
          <draw:text-box>
            <text:p>+</text:p>
          </draw:text-box>
        </draw:frame>
        <draw:frame draw:style-name="gr40" draw:text-style-name="P10" draw:layer="layout" svg:width="0.125cm" svg:height="0.962cm" svg:x="12.501cm" svg:y="8.203cm">
          <draw:text-box>
            <text:p>+</text:p>
          </draw:text-box>
        </draw:frame>
        <draw:frame draw:style-name="gr40" draw:text-style-name="P10" draw:layer="layout" svg:width="0.125cm" svg:height="0.962cm" svg:x="12.501cm" svg:y="9.428cm">
          <draw:text-box>
            <text:p>+</text:p>
          </draw:text-box>
        </draw:frame>
      </draw:page>
      <draw:page draw:name="page5" draw:style-name="dp1" draw:master-page-name="Default">
        <draw:custom-shape draw:style-name="gr6" draw:text-style-name="P1" draw:layer="layout" svg:width="9.75cm" svg:height="8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2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3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4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5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6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7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8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19.3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0.5cm" svg:x="20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7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5cm" svg:height="8cm" svg:x="22.3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9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0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1.5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2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3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4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5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6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7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8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19.3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0.35cm" svg:y="1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25cm" svg:height="1.25cm" svg:x="22.3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0.25cm" svg:height="0.962cm" svg:x="12.65cm" svg:y="6.888cm">
          <draw:text-box>
            <text:p>+</text:p>
          </draw:text-box>
        </draw:frame>
        <draw:frame draw:style-name="gr40" draw:text-style-name="P10" draw:layer="layout" svg:width="0.25cm" svg:height="0.962cm" svg:x="6.5cm" svg:y="2.788cm">
          <draw:text-box>
            <text:p>-</text:p>
          </draw:text-box>
        </draw:frame>
        <draw:frame draw:style-name="gr40" draw:text-style-name="P10" draw:layer="layout" svg:width="0.25cm" svg:height="0.962cm" svg:x="12.65cm" svg:y="9.888cm">
          <draw:text-box>
            <text:p>+</text:p>
          </draw:text-box>
        </draw:frame>
        <draw:frame draw:style-name="gr40" draw:text-style-name="P10" draw:layer="layout" svg:width="0.25cm" svg:height="0.962cm" svg:x="12.65cm" svg:y="12.4cm">
          <draw:text-box>
            <text:p>+</text:p>
          </draw:text-box>
        </draw:frame>
      </draw:page>
      <draw:page draw:name="page6" draw:style-name="dp1" draw:master-page-name="Default">
        <draw:custom-shape draw:style-name="gr47" draw:text-style-name="P3" draw:layer="layout" svg:width="4cm" svg:height="2.5cm" svg:x="2.2cm" svg:y="8.7cm">
          <text:p text:style-name="P3">provider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4cm" svg:height="2.5cm" svg:x="10.2cm" svg:y="8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cm" svg:height="2.5cm" svg:x="17.2cm" svg:y="4.2cm">
          <text:p text:style-name="P3">Join Table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cm" svg:height="2.5cm" svg:x="17.25cm" svg:y="10.25cm">
          <text:p text:style-name="P3">Tree Table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4cm" svg:height="2.5cm" svg:x="9.95cm" svg:y="8.45cm">
          <text:p text:style-name="P3">Simple Tab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2cm" svg:y1="9.95cm" svg:x2="9.95cm" svg:y2="9.95cm">
          <text:p/>
        </draw:line>
        <draw:line draw:style-name="gr5" draw:text-style-name="P1" draw:layer="layout" svg:x1="14cm" svg:y1="9.75cm" svg:x2="17.25cm" svg:y2="11.5cm">
          <text:p/>
        </draw:line>
        <draw:custom-shape draw:style-name="gr47" draw:text-style-name="P3" draw:layer="layout" svg:width="4cm" svg:height="2.5cm" svg:x="17.25cm" svg:y="13.5cm">
          <text:p text:style-name="P3">Tree Build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7cm" svg:height="1.75cm" svg:x="24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7cm" svg:height="1.75cm" svg:x="24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14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3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4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63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4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4.9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7cm" svg:height="1.75cm" svg:x="24cm" svg:y="10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7cm" svg:height="1.75cm" svg:x="24cm" svg:y="10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0.5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0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3cm" svg:x="24.2cm" svg:y="11.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cm" svg:height="0.162cm" svg:x="24.2cm" svg:y="11.2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6T08:49:22.208897218</meta:creation-date>
    <dc:date>2022-02-16T21:25:30.472982570</dc:date>
    <meta:editing-duration>PT10H59M47S</meta:editing-duration>
    <meta:editing-cycles>4</meta:editing-cycles>
    <meta:generator>LibreOffice/7.2.4.1$MacOSX_X86_64 LibreOffice_project/27d75539669ac387bb498e35313b970b7fe9c4f9</meta:generator>
    <meta:document-statistic meta:object-count="5552"/>
  </office:meta>
</office:document-meta>
</file>